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8b5d" officeooo:paragraph-rsid="00148b5d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48b5d" officeooo:paragraph-rsid="00148b5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8b5d" officeooo:paragraph-rsid="00148b5d"/>
    </style:style>
    <style:style style:name="P4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48b5d" officeooo:paragraph-rsid="00148b5d"/>
    </style:style>
    <style:style style:name="P5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7fd11" officeooo:paragraph-rsid="0017fd11"/>
    </style:style>
    <style:style style:name="T1" style:family="text">
      <style:text-properties officeooo:rsid="0014ca64"/>
    </style:style>
    <style:style style:name="T2" style:family="text">
      <style:text-properties style:text-underline-style="solid" style:text-underline-width="auto" style:text-underline-color="font-color" officeooo:rsid="0016a034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a0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nton Grundman</text:p>
      <text:p text:style-name="P1">Grant Johnson</text:p>
      <text:p text:style-name="P1">4/30/17</text:p>
      <text:p text:style-name="P1">Filesystem Exploit Memo</text:p>
      <text:p text:style-name="P1"/>
      <text:p text:style-name="P2">To Mr. Flathead III -</text:p>
      <text:p text:style-name="P3"/>
      <text:p text:style-name="P4">This memo is to update you on the exploitation of the filesystem you wrote 15 years ago. <text:s/>We found that by <text:span text:style-name="T1">inserting an intentional path to the /etc/shadow file in the URL, the file would be written as a memo to the screen. <text:s/>This exploit is included as a script that dumps the shadow file into a file called shadow.txt. <text:s/>This exploit is quite serious as having the shadow file means you essentially have the usernames and passwords for all employees (yourself included) after running a simple password cracking algorithm against the shadow file. <text:s/>This means that anyone with the shadow file can impersonate any employee. <text:s/>In order to secure the shadow file, we have created a suggested fix that will verify that a memo is within the approved memo locations before displaying any information. <text:s/>This should prevent anyone else from having access to the shadow file – unfortunately, we do not believe that this is enough of a change. <text:s/>After implementing this change, all employees need to immediately have their passwords reset (and they must be provided with new ones). <text:s/>Further, they should change their passwords to something memorable that they don’t need to write down, but is </text:span><text:span text:style-name="T2">not</text:span><text:span text:style-name="T4"> the same as their old password (as anyone could have that password). <text:s/></text:span></text:p>
      <text:p text:style-name="P5"><text:span text:style-name="T4">T</text:span><text:span text:style-name="T3">hank you,</text:span></text:p>
      <text:p text:style-name="P5"><text:span text:style-name="T3">IT Te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0:47:06.946431813</meta:creation-date>
    <dc:date>2017-04-30T21:30:58.431124761</dc:date>
    <meta:editing-duration>PT13M10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8" meta:word-count="228" meta:character-count="1350" meta:non-whitespace-character-count="1119"/>
  </office:meta>
</office:document-meta>
</file>